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ano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283">
            <text:p>1283</text:p>
          </table:table-cell>
          <table:table-cell table:style-name="ce22" office:value-type="float" office:value="108">
            <text:p>10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043">
            <text:p>1043</text:p>
          </table:table-cell>
          <table:table-cell table:style-name="ce22" office:value-type="float" office:value="207">
            <text:p>20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41">
            <text:p>941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329">
            <text:p>4329</text:p>
          </table:table-cell>
          <table:table-cell table:style-name="ce22" office:value-type="float" office:value="483">
            <text:p>48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89">
            <text:p>8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59">
            <text:p>45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89">
            <text:p>208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68">
            <text:p>46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66">
            <text:p>666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72">
            <text:p>1372</text:p>
          </table:table-cell>
          <table:table-cell table:style-name="ce22" office:value-type="float" office:value="109">
            <text:p>10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140">
            <text:p>5140</text:p>
          </table:table-cell>
          <table:table-cell table:style-name="ce22" office:value-type="float" office:value="290">
            <text:p>29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469">
            <text:p>9469</text:p>
          </table:table-cell>
          <table:table-cell table:style-name="ce22" office:value-type="float" office:value="773">
            <text:p>77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